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
      <style:text-properties fo:font-size="22pt" style:font-size-asian="22pt" style:font-size-complex="22pt"/>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ffffff" fo:margin-left="0.1in" fo:margin-right="0in" anx:BungeniSectionType="Preface" anx:__BungeniMetaEditable="false" anx:BungeniSectionID="tWVXYl5ZSKqAhrrXFAtsxQ" style:editable="false">
        <style:columns fo:column-count="1" fo:column-gap="0in"/>
        <style:background-image/>
      </style:section-properties>
    </style:style>
    <style:style style:name="Sect3" style:family="section">
      <style:section-properties fo:background-color="#ffffa1" fo:margin-left="0.3in" fo:margin-right="0in" anx:BungeniSectionType="Part" anx:__BungeniMetaEditable="false" anx:BungeniSectionID="DDci2ndjTyugdaaKVX092A" style:editable="false">
        <style:columns fo:column-count="1" fo:column-gap="0in"/>
        <style:background-image/>
      </style:section-properties>
    </style:style>
    <style:style style:name="Sect4" style:family="section">
      <style:section-properties anx:BungeniSectionType="NumberedContainer" anx:__BungeniMetaEditable="false" anx:BungeniSectionID="DDci2ndjTyugdaaKVX092A" anx:BungeniSectionUUID="77cfeca0-68be-4bc9-b854-1fabc5e53437" anx:BungeniSectionVisibility="system" style:editable="false">
        <style:columns fo:column-count="1" fo:column-gap="0in"/>
      </style:section-properties>
    </style:style>
    <style:style style:name="Sect5" style:family="section">
      <style:section-properties fo:background-color="#e8ee88" fo:margin-left="0.4in" fo:margin-right="0in" anx:BungeniSectionType="Chapter" anx:__BungeniMetaEditable="false" anx:BungeniSectionID="pVw+ce4vRDagworwi6D+Bw" style:editable="false">
        <style:columns fo:column-count="1" fo:column-gap="0in"/>
        <style:background-image/>
      </style:section-properties>
    </style:style>
    <style:style style:name="Sect6" style:family="section">
      <style:section-properties anx:BungeniSectionType="NumberedContainer" anx:__BungeniMetaEditable="false" anx:BungeniSectionID="pVw+ce4vRDagworwi6D+Bw" anx:BungeniSectionUUID="d3f6bc84-502e-4403-afad-c7a4e3b6f361" anx:BungeniSectionVisibility="system" style:editable="false">
        <style:columns fo:column-count="1" fo:column-gap="0in"/>
      </style:section-properties>
    </style:style>
    <style:style style:name="Sect7" style:family="section">
      <style:section-properties fo:background-color="#e8ee88" fo:margin-left="0.4in" fo:margin-right="0in" anx:BungeniSectionType="Chapter" anx:__BungeniMetaEditable="false" anx:BungeniSectionID="yxWm9tksRIS/BLQGsJE7ig" style:editable="false">
        <style:columns fo:column-count="1" fo:column-gap="0in"/>
        <style:background-image/>
      </style:section-properties>
    </style:style>
    <style:style style:name="Sect8" style:family="section">
      <style:section-properties anx:BungeniSectionType="NumberedContainer" anx:__BungeniMetaEditable="false" anx:BungeniSectionID="yxWm9tksRIS/BLQGsJE7ig" anx:BungeniSectionUUID="8aa2d5e0-545b-41ff-ab18-de72b278c4d6" anx:BungeniSectionVisibility="system" style:editable="false">
        <style:columns fo:column-count="1" fo:column-gap="0in"/>
      </style:section-properties>
    </style:style>
    <style:style style:name="Sect9" style:family="section">
      <style:section-properties fo:background-color="#e8ee88" fo:margin-left="0.4in" fo:margin-right="0in" anx:BungeniSectionType="Chapter" anx:__BungeniMetaEditable="false" anx:BungeniSectionID="2efCJ+MtTP2AmcXmOkTO+Q" style:editable="false">
        <style:columns fo:column-count="1" fo:column-gap="0in"/>
        <style:background-image/>
      </style:section-properties>
    </style:style>
    <style:style style:name="Sect10" style:family="section">
      <style:section-properties anx:BungeniSectionType="NumberedContainer" anx:__BungeniMetaEditable="false" anx:BungeniSectionID="2efCJ+MtTP2AmcXmOkTO+Q" anx:BungeniSectionUUID="6cccf9b5-a83e-4408-81ff-e08fc85cb987" anx:BungeniSectionVisibility="system" style:editable="false">
        <style:columns fo:column-count="1" fo:column-gap="0in"/>
      </style:section-properties>
    </style:style>
    <style:style style:name="Sect11" style:family="section">
      <style:section-properties fo:background-color="#e8ee88" fo:margin-left="0.4in" fo:margin-right="0in" anx:BungeniSectionType="Chapter" anx:__BungeniMetaEditable="false" anx:BungeniSectionID="UwT3ldKpTpO6bwJ6i7EmqQ" style:editable="false">
        <style:columns fo:column-count="1" fo:column-gap="0in"/>
        <style:background-image/>
      </style:section-properties>
    </style:style>
    <style:style style:name="Sect12" style:family="section">
      <style:section-properties anx:BungeniSectionType="NumberedContainer" anx:__BungeniMetaEditable="false" anx:BungeniSectionID="UwT3ldKpTpO6bwJ6i7EmqQ" anx:BungeniSectionUUID="7a760bc6-6138-4cff-a37a-6d6307fe80fe" anx:BungeniSectionVisibility="system" style:editable="false">
        <style:columns fo:column-count="1" fo:column-gap="0in"/>
      </style:section-properties>
    </style:style>
    <style:style style:name="Sect13" style:family="section">
      <style:section-properties fo:background-color="#ffffa1" fo:margin-left="0.3in" fo:margin-right="0in" anx:BungeniSectionType="Part" anx:__BungeniMetaEditable="false" anx:BungeniSectionID="CCkUZznWQeWokeplynK1OQ" style:editable="false">
        <style:columns fo:column-count="1" fo:column-gap="0in"/>
        <style:background-image/>
      </style:section-properties>
    </style:style>
    <style:style style:name="Sect14" style:family="section">
      <style:section-properties anx:BungeniSectionType="NumberedContainer" anx:__BungeniMetaEditable="false" anx:BungeniSectionID="CCkUZznWQeWokeplynK1OQ" anx:BungeniSectionUUID="f065c009-3a2e-45d3-a574-c208b9cdbdad" anx:BungeniSectionVisibility="system" style:editable="false">
        <style:columns fo:column-count="1" fo:column-gap="0in"/>
      </style:section-properties>
    </style:style>
    <style:style style:name="Sect15" style:family="section">
      <style:section-properties fo:background-color="#e8ee88" fo:margin-left="0.4in" fo:margin-right="0in" anx:BungeniSectionType="Chapter" anx:__BungeniMetaEditable="false" anx:BungeniSectionID="xFwIohvCRJ+WAEJV6JM34g" style:editable="false">
        <style:columns fo:column-count="1" fo:column-gap="0in"/>
        <style:background-image/>
      </style:section-properties>
    </style:style>
    <style:style style:name="Sect16" style:family="section">
      <style:section-properties anx:BungeniSectionType="NumberedContainer" anx:__BungeniMetaEditable="false" anx:BungeniSectionID="xFwIohvCRJ+WAEJV6JM34g" anx:BungeniSectionUUID="71af8b2d-edd9-4618-86d1-e369b06388c7" anx:BungeniSectionVisibility="system" style:editable="false">
        <style:columns fo:column-count="1" fo:column-gap="0in"/>
      </style:section-properties>
    </style:style>
    <style:style style:name="Sect17" style:family="section">
      <style:section-properties fo:background-color="#e8ee88" fo:margin-left="0.4in" fo:margin-right="0in" anx:BungeniSectionType="Chapter" anx:__BungeniMetaEditable="false" anx:BungeniSectionID="CH7ms3R3TJCA8r4LszGaTg" style:editable="false">
        <style:columns fo:column-count="1" fo:column-gap="0in"/>
        <style:background-image/>
      </style:section-properties>
    </style:style>
    <style:style style:name="Sect18" style:family="section">
      <style:section-properties anx:BungeniSectionType="NumberedContainer" anx:__BungeniMetaEditable="false" anx:BungeniSectionID="CH7ms3R3TJCA8r4LszGaTg" anx:BungeniSectionUUID="b0a0559c-35f7-4cf7-8275-d89523d46ec4" anx:BungeniSectionVisibility="system" style:editable="false">
        <style:columns fo:column-count="1" fo:column-gap="0in"/>
      </style:section-properties>
    </style:style>
    <style:style style:name="Sect19" style:family="section">
      <style:section-properties fo:background-color="#e8ee88" fo:margin-left="0.4in" fo:margin-right="0in" anx:BungeniSectionType="Chapter" anx:__BungeniMetaEditable="false" anx:BungeniSectionID="zicm8FdWSPiG7mAYYFySZg" style:editable="false">
        <style:columns fo:column-count="1" fo:column-gap="0in"/>
        <style:background-image/>
      </style:section-properties>
    </style:style>
    <style:style style:name="Sect20" style:family="section">
      <style:section-properties anx:BungeniSectionType="NumberedContainer" anx:__BungeniMetaEditable="false" anx:BungeniSectionID="zicm8FdWSPiG7mAYYFySZg" anx:BungeniSectionUUID="09e297b7-01a7-4c0d-a508-70df6f02d4ff" anx:BungeniSectionVisibility="system" style:editable="false">
        <style:columns fo:column-count="1" fo:column-gap="0in"/>
      </style:section-properties>
    </style:style>
    <style:style style:name="Sect21" style:family="section">
      <style:section-properties fo:background-color="#ffffa1" fo:margin-left="0.3in" fo:margin-right="0in" anx:BungeniSectionType="Part" anx:__BungeniMetaEditable="false" anx:BungeniSectionID="nJJ9QzQbSAmV9kZtZK86sQ" style:editable="false">
        <style:columns fo:column-count="1" fo:column-gap="0in"/>
        <style:background-image/>
      </style:section-properties>
    </style:style>
    <style:style style:name="Sect22" style:family="section">
      <style:section-properties anx:BungeniSectionType="NumberedContainer" anx:__BungeniMetaEditable="false" anx:BungeniSectionID="nJJ9QzQbSAmV9kZtZK86sQ" anx:BungeniSectionUUID="ef79e0c6-43f0-4096-9472-c1ac453543e0" anx:BungeniSectionVisibility="system" style:editable="false">
        <style:columns fo:column-count="1" fo:column-gap="0in"/>
      </style:section-properties>
    </style:style>
    <style:style style:name="Sect23" style:family="section">
      <style:section-properties fo:background-color="#e8ee88" fo:margin-left="0.4in" fo:margin-right="0in" anx:BungeniSectionType="Chapter" anx:__BungeniMetaEditable="false" anx:BungeniSectionID="m0W9DHGYTkqq4gCBL3Ga/w" style:editable="false">
        <style:columns fo:column-count="1" fo:column-gap="0in"/>
        <style:background-image/>
      </style:section-properties>
    </style:style>
    <style:style style:name="Sect24" style:family="section">
      <style:section-properties anx:BungeniSectionType="NumberedContainer" anx:__BungeniMetaEditable="false" anx:BungeniSectionID="m0W9DHGYTkqq4gCBL3Ga/w" anx:BungeniSectionUUID="e563307e-8dc4-4dbf-8a9b-fc94f1ef97a8" anx:BungeniSectionVisibility="system" style:editable="false">
        <style:columns fo:column-count="1" fo:column-gap="0in"/>
      </style:section-properties>
    </style:style>
  </office:automatic-styles>
  <office:body>
    <office:text text:use-soft-page-breaks="true">
      <office:forms form:automatic-focus="false" form:apply-design-mode="false"/>
      <text:tracked-changes>
        <text:changed-region text:id="ct-1446384648">
          <text:deletion>
            <office:change-info>
              <dc:creator>Abo Iringo</dc:creator>
              <dc:date>2010-07-27T13:32:00</dc:date>
            </office:change-info>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deletion>
        </text:changed-region>
        <text:changed-region text:id="ct-1446384536">
          <text:insertion>
            <office:change-info>
              <dc:creator>Abo Iringo</dc:creator>
              <dc:date>2010-07-27T13:31:00</dc:date>
            </office:change-info>
          </text:insertion>
        </text:changed-region>
        <text:changed-region text:id="ct-1455750896">
          <text:insertion>
            <office:change-info>
              <dc:creator>Ashok Hariharan</dc:creator>
              <dc:date>2010-07-27T14:09:00</dc:date>
            </office:change-info>
          </text:insertion>
        </text:changed-region>
        <text:changed-region text:id="ct-1455751120">
          <text:deletion>
            <office:change-info>
              <dc:creator>Ashok Hariharan</dc:creator>
              <dc:date>2010-07-27T14:09:00</dc:date>
            </office:change-info>
            <text:p text:style-name="Standard">being</text:p>
          </text:deletion>
          <text:insertion>
            <office:change-info office:chg-author="Abo Iringo" office:chg-date-time="2010-07-27T13:31:00"/>
          </text:insertion>
        </text:changed-region>
        <text:changed-region text:id="ct-1455751008">
          <text:insertion>
            <office:change-info>
              <dc:creator>Abo Iringo</dc:creator>
              <dc:date>2010-07-27T13: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p text:style-name="Standard"/>
        <text:section text:style-name="Sect2" text:name="preface">
          <text:p text:style-name="P2">Equal Opportunities Bill, 2007</text:p>
          <text:p text:style-name="Standard"/>
          <text:p text:style-name="Standard"/>
          <text:p text:style-name="Standard">AN ACT of Parliament to promote equal opportunities for all persons, to prohibit discrimination and provide for remedies for victims of discrimination and for connected purposes.</text:p>
          <text:p text:style-name="Standard"/>
          <text:p text:style-name="Standard">ENACTED by the Parliament of Kenya, as follows.</text:p>
          <text:p text:style-name="Standard"/>
        </text:section>
        <text:p text:style-name="Standard"/>
        <text:p text:style-name="Standard"/>
        <text:section text:style-name="Sect3" text:name="part1">
          <text:section text:style-name="Sect4" text:name="num_77cfeca0-68be-4bc9-b854-1fabc5e53437">
            <text:p text:style-name="heading_5f_part">PART I - PRELIMINARY</text:p>
          </text:section>
          <text:section text:style-name="Sect5" text:name="chapter1">
            <text:section text:style-name="Sect6" text:name="num_d3f6bc84-502e-4403-afad-c7a4e3b6f361" text:protected="true">
              <text:p text:style-name="heading_5f_chapter">1.Citation </text:p>
            </text:section>
            <text:p text:style-name="Standard"/>
            <text:p text:style-name="Standard">This Act may be cited as the Equal Opportunities Act, 2007</text:p>
          </text:section>
          <text:p text:style-name="Standard"/>
          <text:section text:style-name="Sect7" text:name="chapter2">
            <text:section text:style-name="Sect8" text:name="num_8aa2d5e0-545b-41ff-ab18-de72b278c4d6" text:protected="true">
              <text:p text:style-name="heading_5f_chapter">2 Interpretation. </text:p>
            </text:section>
            <text:p text:style-name="Standard"/>
            <text:p text:style-name="Standard">In this Act unless the context otherwise requires-</text:p>
            <text:p text:style-name="Standard">"Board" means the Equality Board established under section 16;</text:p>
            <text:p text:style-name="Standard">"club" includes an association of persons or an association of clubs that is established for any social, literacy, cultural, political, sporting, 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iii) the failure to identify and take reasonable measures to remove any barriers to the full enjoyment of access to opportunities by person;</text:p>
            <text:p text:style-name="Standard"><text:soft-page-break/></text:p>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p>
            <text:p text:style-name="Standard">"ethnicity" in relation to a group of people, means the origin, characteristics, classification, language and distinctive cultural or aesthetic traditions of that group of people;</text:p>
            <text:p text:style-name="Standard"/>
            <text:p text:style-name="Standard"><text:change text:change-id="ct-1446384648"/></text:p>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e) in a relationship recognized by law or practice of marriage or partnership and in which the partners share or shared a reciprocal duty of support;</text:p>
            <text:p text:style-name="Standard"/>
            <text:p text:style-name="Standard">"Minister" means the minister for the time being responsible for justice and constitutional affairs;</text:p>
            <text:p text:style-name="Standard"><text:change-start text:change-id="ct-1446384536"/>“Member of Parliament” means an elected member of parliament for the time <text:change-end text:change-id="ct-1446384536"/><text:change-start text:change-id="ct-1455750896"/>of application of the act<text:change-end text:change-id="ct-1455750896"/><text:change text:change-id="ct-1455751120"/><text:change-start text:change-id="ct-1455751008"/>.</text:p>
            <text:p text:style-name="Standard"><text:change-end text:change-id="ct-1455751008"/>"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text:soft-page-break/>(d) provided by the State, including but not limited to, infrastructure, education , water, security, health and information;</text:p>
            <text:p text:style-name="Standard">(e) relating to insurance</text:p>
            <text:p text:style-name="Standard">"sexual harassment" has the meaning assigned to it by section 23 of the Sexual Offences Act.</text:p>
            <text:p text:style-name="Standard"/>
          </text:section>
          <text:section text:style-name="Sect9" text:name="chapter3">
            <text:section text:style-name="Sect10" text:name="num_6cccf9b5-a83e-4408-81ff-e08fc85cb987" text:protected="true">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p>
          </text:section>
          <text:p text:style-name="Standard"/>
          <text:section text:style-name="Sect11" text:name="chapter4">
            <text:section text:style-name="Sect12" text:name="num_7a760bc6-6138-4cff-a37a-6d6307fe80fe" text:protected="true">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style-name="Sect13" text:name="part2">
          <text:section text:style-name="Sect14" text:name="num_f065c009-3a2e-45d3-a574-c208b9cdbdad" text:protected="true">
            <text:p text:style-name="heading_5f_part">PART II – DUTY TO PROMOTE EQUALITY</text:p>
          </text:section>
          <text:p text:style-name="Standard"/>
          <text:section text:style-name="Sect15" text:name="chapter5">
            <text:section text:style-name="Sect16" text:name="num_71af8b2d-edd9-4618-86d1-e369b06388c7" text:protected="true">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style-name="Sect17" text:name="chapter6">
            <text:section text:style-name="Sect18" text:name="num_b0a0559c-35f7-4cf7-8275-d89523d46ec4" text:protected="true">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text:soft-page-break/>(2) Authorities or organizations which are to suggest members of boards, commissions shall 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3) The authority or organisation may deviate from the provision laid down in subsection (1) if there are special reasons for doing so and shall, in such case, state the reason for doing so.</text:p>
            <text:p text:style-name="Standard"/>
          </text:section>
          <text:section text:style-name="Sect19" text:name="chapter7">
            <text:section text:style-name="Sect20" text:name="num_09e297b7-01a7-4c0d-a508-70df6f02d4ff" text:protected="true">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3) The minister concerned may decide that subsection (1) shall apply to the institutions and companies, mentioned in subsection (2).</text:p>
            <text:p text:style-name="Standard"/>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section>
        </text:section>
        <text:section text:style-name="Sect21" text:name="part3">
          <text:section text:style-name="Sect22" text:name="num_ef79e0c6-43f0-4096-9472-c1ac453543e0" text:protected="true">
            <text:p text:style-name="heading_5f_part">PART III – EQUALITY REPORTS</text:p>
          </text:section>
          <text:p text:style-name="Standard"/>
          <text:section text:style-name="Sect23" text:name="chapter8">
            <text:section text:style-name="Sect24" text:name="num_e563307e-8dc4-4dbf-8a9b-fc94f1ef97a8" text:protected="true">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3) The reports from the institutions and enterprises mentioned in subsection (1) shall be submitted to the Minister responsible for the body or institution concerned.</text:p>
            <text:p text:style-name="Standard"><text:soft-page-break/></text:p>
            <text:p text:style-name="Standard">(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1st of March draw up a report and a National Action Plan for gender equality for the National Assembly.</text:p>
            <text:p text:style-name="Standard"/>
            <text:p text:style-name="Standard">(7) Public authorities, enterprises and organisations shall at request provide the Minister with any information concerning gender equality which is necessary for the drawing up of the annual report and the perspective and action plan.</text:p>
          </text:section>
          <text:p text:style-name="Standard"/>
        </text:section>
        <text:p text:style-name="Standard"/>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heading_5f_article" style:display-name="heading_article" style:family="paragraph" style:parent-style-name="Heading_20_1" style:next-style-name="Text_20_body" style:auto-update="true" style:class="text">
      <style:text-properties style:font-name="DejaVu Sans" fo:font-weight="bold"/>
    </style:style>
    <style:style style:name="heading_5f_chapter" style:display-name="heading_chapter" style:family="paragraph" style:parent-style-name="Heading_20_1" style:next-style-name="Text_20_body">
      <style:text-properties style:font-name="DejaVu Sans" fo:font-size="95%"/>
    </style:style>
    <style:style style:name="heading_5f_general" style:display-name="heading_general" style:family="paragraph" style:parent-style-name="Heading_20_1" style:next-style-name="Text_20_body" style:auto-update="true">
      <style:text-properties style:font-name="DejaVu Sans" fo:font-size="105%"/>
    </style:style>
    <style:style style:name="heading_5f_subchapter" style:display-name="heading_subchapter" style:family="paragraph" style:parent-style-name="Heading_20_1" style:next-style-name="Heading_20_1" style:auto-update="true">
      <style:text-properties style:font-name="DejaVu Sans" fo:font-size="95%"/>
    </style:style>
    <style:style style:name="heading_5f_section" style:display-name="heading_section" style:family="paragraph" style:parent-style-name="Heading_20_1" style:next-style-name="Text_20_body" style:auto-update="true">
      <style:text-properties style:font-name="DejaVu Sans" fo:font-size="95%"/>
    </style:style>
    <style:style style:name="heading_5f_part" style:display-name="heading_part" style:family="paragraph" style:parent-style-name="Heading_20_1" style:next-style-name="Text_20_body" style:auto-update="true">
      <style:text-properties style:font-name="DejaVu Sans"/>
    </style:style>
    <style:style style:name="heading_5f_para" style:display-name="heading_para" style:family="paragraph" style:parent-style-name="Heading_20_1" style:next-style-name="Text_20_body">
      <style:text-properties style:font-name="DejaVu Sans" fo:font-size="95%"/>
    </style:style>
    <style:style style:name="heading_5f_subpara" style:display-name="heading_subpara" style:family="paragraph" style:parent-style-name="Heading_20_1" style:next-style-name="Text_20_body"/>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7-27T01:17:52</meta:creation-date>
    <meta:editing-cycles>20</meta:editing-cycles>
    <meta:editing-duration>PT01H00M47S</meta:editing-duration>
    <meta:initial-creator>Ashok Hariharan</meta:initial-creator>
    <dc:date>2010-07-27T14:09:43</dc:date>
    <dc:creator>Ashok Hariharan</dc:creator>
    <meta:document-statistic meta:table-count="0" meta:image-count="0" meta:object-count="0" meta:page-count="5" meta:paragraph-count="81" meta:word-count="1534" meta:character-count="9604"/>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Abo Iring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